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16in">
        <style:tab-stops/>
      </style:paragraph-properties>
    </style:style>
    <style:style style:name="P3" style:parent-style-name="ListParagraph" style:list-style-name="LFO1" style:family="paragraph"/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MC68000</text:p>
      <text:p text:style-name="Normal">Formati di dati:</text:p>
      <text:p text:style-name="P2">La specifica del formato avviene modificando il nome dell’istruzione con l’aggiunta di un carattere “.” Seguito da una singola lettera detta Estensione.</text:p>
      <text:list text:style-name="LFO1" text:continue-numbering="true">
        <text:list-item>
          <text:p text:style-name="P3">B indica byte (8 bit) Es: istruzione.b</text:p>
        </text:list-item>
        <text:list-item>
          <text:p text:style-name="P4">W indica word (16 bit) Es: istruzione.w</text:p>
        </text:list-item>
        <text:list-item>
          <text:p text:style-name="P5">L indica long (32 bit) Es:<text:s/>istruzione.l</text:p>
        </text:list-item>
      </text:list>
      <text:p text:style-name="P6">Registri:</text:p>
      <text:p text:style-name="Normal"><text:span text:style-name="T7"><text:tab/></text:span>8 registri dati: possono contenere dati interi (da d0 a d7)</text:p>
      <text:p text:style-name="Normal"><text:tab/>8 registri indirizzi: possono contenere sia dati interi sia indirizzi di memoria (da a0 ad a7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3-03-23T09:17:00Z</meta:creation-date>
    <dc:date>2023-03-23T09:25:00Z</dc:date>
    <meta:template xlink:href="Normal.dotm" xlink:type="simple"/>
    <meta:editing-cycles>1</meta:editing-cycles>
    <meta:editing-duration>PT480S</meta:editing-duration>
    <meta:document-statistic meta:page-count="1" meta:paragraph-count="1" meta:word-count="69" meta:character-count="463" meta:row-count="3" meta:non-whitespace-character-count="395"/>
  </office:meta>
</office:document-meta>
</file>